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ERALTA MERMA, HUGO WALTER</text:p>
            <text:p text:style-name="P5"><text:span text:style-name="T15">Dni</text:span><text:span text:style-name="T14">:4248065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ERALTA MERMA, HUGO WALT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48065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51170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08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